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style-name="ce3" office:value-type="date" office:date-value="2021-09-21" calcext:value-type="date">
            <text:p>09/21/21</text:p>
          </table:table-cell>
          <table:table-cell table:number-columns-repeated="101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vas" calcext:value-type="string">
            <text:p>swav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vasilqewskij</text:p>
          </table:table-cell>
          <table:table-cell office:value-type="float" office:value="40308000" calcext:value-type="float">
            <text:p>40308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v" calcext:value-type="string">
            <text:p>swaga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vanq</text:p>
          </table:table-cell>
          <table:table-cell office:value-type="float" office:value="40309000" calcext:value-type="float">
            <text:p>40309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v" calcext:value-type="string">
            <text:p>swyl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vashowo</text:p>
          </table:table-cell>
          <table:table-cell office:value-type="float" office:value="40312000" calcext:value-type="float">
            <text:p>40312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v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v" calcext:value-type="string">
            <text:p>skas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ver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vyan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vaya polyan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vy" calcext:value-type="string">
            <text:p>smozv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vyozdn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ne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tergof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kuz" calcext:value-type="string">
            <text:p>lwsk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uzymolowskij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dev" calcext:value-type="string">
            <text:p>lwsdev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vyatk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yt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shh" calcext:value-type="string">
            <text:p>lwsshh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hheglowo-romanow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8];1);LEFT([.D128];2);LEFT([.E128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kirowsk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CONCATENATE(LEFT([.C129];1);LEFT([.D129];2);LEFT([.E129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shlisselqburg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CONCATENATE(LEFT([.C130];1);LEFT([.D130];2);LEFT([.E130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otradnoe-nikolqskoe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CONCATENATE(LEFT([.C131];1);LEFT([.D131];2);LEFT([.E131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CONCATENATE(LEFT([.C132];1);LEFT([.D132];2);LEFT([.E132];3))" office:value-type="string" office:string-value="lgagor" calcext:value-type="string">
            <text:p>lga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orbunki-ropsh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CONCATENATE(LEFT([.C133];1);LEFT([.D133];2);LEFT([.E133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CONCATENATE(LEFT([.C134];1);LEFT([.D134];2);LEFT([.E134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/>
          <table:table-cell table:formula="of:=CONCATENATE(LEFT([.C135];1);LEFT([.D135];2);LEFT([.E135];3))" office:value-type="string" office:string-value="sto" calcext:value-type="string">
            <text:p>st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1:12:50.804697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1T21:28:57.641233900</dc:date>
    <meta:editing-duration>PT11H4M22S</meta:editing-duration>
    <meta:editing-cycles>9</meta:editing-cycles>
    <meta:generator>LibreOffice/6.4.7.2$Linux_X86_64 LibreOffice_project/40$Build-2</meta:generator>
    <meta:document-statistic meta:table-count="1" meta:cell-count="701" meta:object-count="0"/>
  </office:meta>
</office:document-meta>
</file>